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A1:Sheet1.A21 Sheet1.B1:Sheet1.B21 Sheet1.C1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05:43:31.674655375</meta:creation-date>
    <dc:date>2021-12-28T05:52:19.795501037</dc:date>
    <meta:editing-duration>PT8M49S</meta:editing-duration>
    <meta:editing-cycles>1</meta:editing-cycles>
    <meta:document-statistic meta:table-count="1" meta:cell-count="168" meta:object-count="1"/>
    <meta:generator>Collabora_OfficeDev/21.06.10.1$Linux_X86_64 LibreOffice_project/e828b6095c30a261b830592ead10fba673175c6e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703cm" style:legend-expansion="high" chart:style-name="ch2"/>
        <chart:plot-area chart:style-name="ch3" table:cell-range-address="Sheet1.A1:Sheet1.C21" svg:x="0.648cm" svg:y="-0.001cm" svg:width="13.095cm" svg:height="8.638cm">
          <chart:coordinate-region svg:x="1.455cm" svg:y="0.198cm" svg:width="12.288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1" chart:class="chart:bar">
            <chart:data-point chart:repeated="21"/>
          </chart:series>
          <chart:series chart:style-name="ch8" chart:values-cell-range-address="Sheet1.B1:Sheet1.B21" chart:class="chart:bar">
            <chart:data-point chart:repeated="21"/>
          </chart:series>
          <chart:series chart:style-name="ch9" chart:values-cell-range-address="Sheet1.C1:Sheet1.C2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1:Sheet1.A21</svg:desc>
                </draw:g>
              </table:table-cell>
              <table:table-cell office:value-type="float" office:value="101">
                <text:p>101</text:p>
                <draw:g>
                  <svg:desc>Sheet1.B1:Sheet1.B21</svg:desc>
                </draw:g>
              </table:table-cell>
              <table:table-cell office:value-type="float" office:value="102">
                <text:p>102</text:p>
                <draw:g>
                  <svg:desc>Sheet1.C1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Collabora_OfficeDev/21.06.10.1$Linux_X86_64 LibreOffice_project/e828b6095c30a261b830592ead10fba673175c6e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